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0f292" officeooo:paragraph-rsid="0010f292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fo:font-weight="bold" officeooo:rsid="0010f292" officeooo:paragraph-rsid="0010f29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fo:font-weight="bold" officeooo:rsid="001ecd2f" officeooo:paragraph-rsid="001ecd2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officeooo:rsid="0010f292" officeooo:paragraph-rsid="0010f292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officeooo:rsid="002f0390" officeooo:paragraph-rsid="00121231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0f292" officeooo:paragraph-rsid="0010f29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bold" officeooo:rsid="0010f292" officeooo:paragraph-rsid="003930af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bold" officeooo:rsid="0033a129" officeooo:paragraph-rsid="0033a129" style:font-size-asian="12pt" style:font-weight-asian="bold" style:font-size-complex="12pt" style:font-weight-complex="bold"/>
    </style:style>
    <style:style style:name="P9" style:family="paragraph" style:parent-style-name="Standard" style:list-style-name="L11">
      <style:text-properties style:font-name="Times new roman" fo:font-size="12pt" fo:font-weight="bold" officeooo:rsid="0033a129" officeooo:paragraph-rsid="0033a129" style:font-size-asian="12pt" style:font-weight-asian="bold" style:font-size-complex="12pt" style:font-weight-complex="bold"/>
    </style:style>
    <style:style style:name="P10" style:family="paragraph" style:parent-style-name="Standard" style:list-style-name="L12">
      <style:text-properties style:font-name="Times new roman" fo:font-size="12pt" fo:font-weight="bold" officeooo:rsid="0033a129" officeooo:paragraph-rsid="0033a129" style:font-size-asian="12pt" style:font-weight-asian="bold" style:font-size-complex="12pt" style:font-weight-complex="bold"/>
    </style:style>
    <style:style style:name="P11" style:family="paragraph" style:parent-style-name="Standard" style:list-style-name="L12">
      <style:text-properties style:font-name="Times new roman" fo:font-size="12pt" fo:font-weight="bold" officeooo:rsid="0033a129" officeooo:paragraph-rsid="0033dbf0" style:font-size-asian="12pt" style:font-weight-asian="bold" style:font-size-complex="12pt" style:font-weight-complex="bold"/>
    </style:style>
    <style:style style:name="P12" style:family="paragraph" style:parent-style-name="Standard" style:list-style-name="L13">
      <style:text-properties style:font-name="Times new roman" fo:font-size="12pt" fo:font-weight="bold" officeooo:rsid="0033a129" officeooo:paragraph-rsid="0033a129" style:font-size-asian="12pt" style:font-weight-asian="bold" style:font-size-complex="12pt" style:font-weight-complex="bold"/>
    </style:style>
    <style:style style:name="P13" style:family="paragraph" style:parent-style-name="Standard" style:list-style-name="L12">
      <style:text-properties style:font-name="Times new roman" fo:font-size="12pt" fo:font-weight="bold" officeooo:rsid="003427f4" officeooo:paragraph-rsid="003427f4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Times new roman" fo:font-size="12pt" fo:font-weight="bold" officeooo:rsid="0035cb03" officeooo:paragraph-rsid="0035cb03" style:font-size-asian="12pt" style:font-weight-asian="bold" style:font-size-complex="12pt" style:font-weight-complex="bold"/>
    </style:style>
    <style:style style:name="P15" style:family="paragraph" style:parent-style-name="Standard" style:list-style-name="L11">
      <style:text-properties style:font-name="Times new roman" fo:font-size="12pt" fo:font-weight="bold" officeooo:rsid="003a5a93" officeooo:paragraph-rsid="003a5a93" style:font-size-asian="12pt" style:font-weight-asian="bold" style:font-size-complex="12pt" style:font-weight-complex="bold"/>
    </style:style>
    <style:style style:name="P16" style:family="paragraph" style:parent-style-name="Standard" style:list-style-name="L14">
      <style:text-properties officeooo:paragraph-rsid="0035cb03"/>
    </style:style>
    <style:style style:name="T1" style:family="text">
      <style:text-properties style:font-name="Times new roman" fo:font-size="12pt" fo:font-weight="bold" officeooo:rsid="0033a129" style:font-size-asian="12pt" style:font-weight-asian="bold" style:font-size-complex="12pt" style:font-weight-complex="bold"/>
    </style:style>
    <style:style style:name="T2" style:family="text">
      <style:text-properties officeooo:rsid="002ff6e8"/>
    </style:style>
    <style:style style:name="T3" style:family="text">
      <style:text-properties officeooo:rsid="0033a129"/>
    </style:style>
    <style:style style:name="T4" style:family="text">
      <style:text-properties officeooo:rsid="0033dbf0"/>
    </style:style>
    <style:style style:name="T5" style:family="text">
      <style:text-properties officeooo:rsid="003930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CP and DNS Configuration</text:p>
      <text:p text:style-name="P1">Program – <text:span text:style-name="T2">10</text:span></text:p>
      <text:p text:style-name="P1">DHCP Configuration <text:span text:style-name="T2">+ Internet Connectivity</text:span></text:p>
      <text:p text:style-name="P4"/>
      <text:p text:style-name="P2"/>
      <text:p text:style-name="P7">Step 1: <text:span text:style-name="T3">Configure the DHCP Server as descussed in Program 5 (DHCP Configuration)</text:span></text:p>
      <text:list xml:id="list5668366566991137523" text:style-name="L11">
        <text:list-item>
          <text:p text:style-name="P9">VM1: </text:p>
          <text:list>
            <text:list-item>
              <text:p text:style-name="P15">ens3: 10.0.0.20</text:p>
            </text:list-item>
            <text:list-item>
              <text:p text:style-name="P15">ens8: 192.168.122.145</text:p>
            </text:list-item>
          </text:list>
        </text:list-item>
        <text:list-item>
          <text:p text:style-name="P9">VM2:</text:p>
          <text:list>
            <text:list-item>
              <text:p text:style-name="P15">ens3: 10.0.0.9</text:p>
            </text:list-item>
          </text:list>
        </text:list-item>
        <text:list-item>
          <text:p text:style-name="P9">VM3: </text:p>
          <text:list>
            <text:list-item>
              <text:p text:style-name="P15">ens3: 10.0.0.7</text:p>
            </text:list-item>
          </text:list>
        </text:list-item>
      </text:list>
      <text:p text:style-name="P2"/>
      <text:p text:style-name="P8">Step2: Check VM2 has internet Connection</text:p>
      <text:list xml:id="list4605678238761793103" text:style-name="L13">
        <text:list-item>
          <text:p text:style-name="P12">ping <text:a xlink:type="simple" xlink:href="http://www.google.com/" text:style-name="Internet_20_link" text:visited-style-name="Visited_20_Internet_20_Link">www.google.com</text:a></text:p>
          <text:p text:style-name="P12"/>
        </text:list-item>
      </text:list>
      <text:p text:style-name="P8">Step3: <text:s/>Go to VM1</text:p>
      <text:list xml:id="list3603492221807017629" text:style-name="L12">
        <text:list-item>
          <text:p text:style-name="P10">Type following Command</text:p>
          <text:list>
            <text:list-item>
              <text:p text:style-name="P10">sudo -i</text:p>
            </text:list-item>
            <text:list-item>
              <text:p text:style-name="P10">echo 1 &gt; /proc/sys/net/ipv4/ip_forward</text:p>
            </text:list-item>
            <text:list-item>
              <text:p text:style-name="P10">sudo iptables -P <text:span text:style-name="T4">FORWARD ACCEPT</text:span></text:p>
            </text:list-item>
            <text:list-item>
              <text:p text:style-name="P11">sudo iptables -P <text:span text:style-name="T4">INPUT ACCEPT</text:span></text:p>
            </text:list-item>
            <text:list-item>
              <text:p text:style-name="P11">sudo iptables -P <text:span text:style-name="T4">OUTPUT ACCEPT</text:span></text:p>
            </text:list-item>
            <text:list-item>
              <text:p text:style-name="P13">sudo iptables -t nat -A POSTROUTING -o ens3 -j MASQUERADE</text:p>
            </text:list-item>
            <text:list-item>
              <text:p text:style-name="P13">sudo iptables -t nat -A POSTROUTING -o ens8 -j MASQUERADE</text:p>
            </text:list-item>
          </text:list>
        </text:list-item>
      </text:list>
      <text:p text:style-name="P14">Step4: <text:span text:style-name="T3">Check VM2 </text:span>and VM3 for <text:span text:style-name="T3">internet Connection</text:span></text:p>
      <text:list xml:id="list343919300143747860" text:style-name="L14">
        <text:list-item>
          <text:p text:style-name="P16"><text:span text:style-name="T1">ping </text:span><text:a xlink:type="simple" xlink:href="http://www.google.com/" text:style-name="Internet_20_link" text:visited-style-name="Visited_20_Internet_20_Link"><text:span text:style-name="T1">www.google.com</text:span></text:a></text:p>
        </text:list-item>
      </text:list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1:47:03.097455760</meta:creation-date>
    <dc:date>2018-12-22T22:47:18.995743337</dc:date>
    <meta:editing-duration>PT1H15M18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19" meta:character-count="670" meta:non-whitespace-character-count="589"/>
  </office:meta>
</office:document-meta>
</file>